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04da" officeooo:paragraph-rsid="000404da"/>
    </style:style>
    <style:style style:name="P2" style:family="paragraph" style:parent-style-name="Standard">
      <style:text-properties officeooo:rsid="00046e1e" officeooo:paragraph-rsid="00046e1e"/>
    </style:style>
    <style:style style:name="P3" style:family="paragraph" style:parent-style-name="Standard" style:list-style-name="L1">
      <style:text-properties officeooo:rsid="00046e1e" officeooo:paragraph-rsid="00046e1e"/>
    </style:style>
    <style:style style:name="P4" style:family="paragraph" style:parent-style-name="Standard">
      <style:text-properties officeooo:rsid="000553f3" officeooo:paragraph-rsid="000553f3"/>
    </style:style>
    <style:style style:name="P5" style:family="paragraph" style:parent-style-name="Standard">
      <style:text-properties officeooo:rsid="00059e0d" officeooo:paragraph-rsid="00059e0d"/>
    </style:style>
    <style:style style:name="P6" style:family="paragraph" style:parent-style-name="Standard">
      <style:text-properties officeooo:rsid="0007571e" officeooo:paragraph-rsid="0007571e"/>
    </style:style>
    <style:style style:name="P7" style:family="paragraph" style:parent-style-name="Standard">
      <style:text-properties officeooo:rsid="0007571e" officeooo:paragraph-rsid="00085dad"/>
    </style:style>
    <style:style style:name="P8" style:family="paragraph" style:parent-style-name="Standard">
      <style:text-properties officeooo:rsid="0009c082" officeooo:paragraph-rsid="0009c082"/>
    </style:style>
    <style:style style:name="P9" style:family="paragraph" style:parent-style-name="Standard">
      <style:text-properties officeooo:rsid="0009cdce" officeooo:paragraph-rsid="0009cdce"/>
    </style:style>
    <style:style style:name="P10" style:family="paragraph" style:parent-style-name="Standard">
      <style:text-properties officeooo:rsid="000bdeca" officeooo:paragraph-rsid="000bdeca"/>
    </style:style>
    <style:style style:name="P11" style:family="paragraph" style:parent-style-name="Standard">
      <style:text-properties officeooo:rsid="000fc086" officeooo:paragraph-rsid="000fc086"/>
    </style:style>
    <style:style style:name="P12" style:family="paragraph" style:parent-style-name="Standard">
      <style:text-properties officeooo:rsid="0010ad4c" officeooo:paragraph-rsid="0010ad4c"/>
    </style:style>
    <style:style style:name="P13" style:family="paragraph" style:parent-style-name="Standard">
      <style:text-properties officeooo:rsid="001250ad" officeooo:paragraph-rsid="001250ad"/>
    </style:style>
    <style:style style:name="P14" style:family="paragraph" style:parent-style-name="Standard">
      <style:text-properties officeooo:rsid="0013c638" officeooo:paragraph-rsid="0013c638"/>
    </style:style>
    <style:style style:name="P15" style:family="paragraph" style:parent-style-name="Standard">
      <style:text-properties officeooo:rsid="00152f91" officeooo:paragraph-rsid="00152f91"/>
    </style:style>
    <style:style style:name="P16" style:family="paragraph" style:parent-style-name="Standard">
      <style:text-properties officeooo:rsid="0016362d" officeooo:paragraph-rsid="0016362d"/>
    </style:style>
    <style:style style:name="P17" style:family="paragraph" style:parent-style-name="Standard">
      <style:text-properties officeooo:rsid="0016919a" officeooo:paragraph-rsid="0016919a"/>
    </style:style>
    <style:style style:name="P18" style:family="paragraph" style:parent-style-name="Standard">
      <style:text-properties officeooo:rsid="0017c776" officeooo:paragraph-rsid="0017c776"/>
    </style:style>
    <style:style style:name="P19" style:family="paragraph" style:parent-style-name="Standard">
      <style:text-properties officeooo:rsid="001991ad" officeooo:paragraph-rsid="001991ad"/>
    </style:style>
    <style:style style:name="P20" style:family="paragraph" style:parent-style-name="Standard">
      <style:text-properties officeooo:rsid="001ad8e5" officeooo:paragraph-rsid="001ad8e5"/>
    </style:style>
    <style:style style:name="P21" style:family="paragraph" style:parent-style-name="Standard">
      <style:text-properties officeooo:rsid="001adc8d" officeooo:paragraph-rsid="001adc8d"/>
    </style:style>
    <style:style style:name="P22" style:family="paragraph" style:parent-style-name="Standard">
      <style:text-properties officeooo:rsid="001b2bec" officeooo:paragraph-rsid="001b2bec"/>
    </style:style>
    <style:style style:name="P23" style:family="paragraph" style:parent-style-name="Standard">
      <style:text-properties officeooo:rsid="001b2bec" officeooo:paragraph-rsid="001c23ff"/>
    </style:style>
    <style:style style:name="P24" style:family="paragraph" style:parent-style-name="Standard">
      <style:text-properties officeooo:rsid="001d06df" officeooo:paragraph-rsid="001d06df"/>
    </style:style>
    <style:style style:name="P25" style:family="paragraph" style:parent-style-name="Standard">
      <style:text-properties officeooo:rsid="001ee310" officeooo:paragraph-rsid="001ee310"/>
    </style:style>
    <style:style style:name="P26" style:family="paragraph" style:parent-style-name="Standard">
      <style:text-properties officeooo:rsid="001f25fb" officeooo:paragraph-rsid="001f25fb"/>
    </style:style>
    <style:style style:name="P27" style:family="paragraph" style:parent-style-name="Standard">
      <style:text-properties fo:color="#00a800" officeooo:rsid="001b2bec" officeooo:paragraph-rsid="001b2bec"/>
    </style:style>
    <style:style style:name="P28" style:family="paragraph" style:parent-style-name="Standard">
      <style:text-properties officeooo:rsid="001fe93e" officeooo:paragraph-rsid="001fe93e"/>
    </style:style>
    <style:style style:name="P29" style:family="paragraph" style:parent-style-name="Standard">
      <style:text-properties officeooo:rsid="00219dac" officeooo:paragraph-rsid="00219dac"/>
    </style:style>
    <style:style style:name="T1" style:family="text">
      <style:text-properties officeooo:rsid="00059e0d"/>
    </style:style>
    <style:style style:name="T2" style:family="text">
      <style:text-properties officeooo:rsid="00085dad"/>
    </style:style>
    <style:style style:name="T3" style:family="text">
      <style:text-properties officeooo:rsid="000b19ad"/>
    </style:style>
    <style:style style:name="T4" style:family="text">
      <style:text-properties officeooo:rsid="00112cdd"/>
    </style:style>
    <style:style style:name="T5" style:family="text">
      <style:text-properties officeooo:rsid="0016362d"/>
    </style:style>
    <style:style style:name="T6" style:family="text">
      <style:text-properties officeooo:rsid="001c23ff"/>
    </style:style>
    <style:style style:name="T7" style:family="text">
      <style:text-properties fo:color="#ff0000"/>
    </style:style>
    <style:style style:name="T8" style:family="text">
      <style:text-properties fo:color="#ff0000" style:text-position="super 58%"/>
    </style:style>
    <style:style style:name="T9" style:family="text">
      <style:text-properties fo:color="#ff0000" officeooo:rsid="00203464"/>
    </style:style>
    <style:style style:name="T10" style:family="text">
      <style:text-properties style:text-position="0% 100%"/>
    </style:style>
    <style:style style:name="T11" style:family="text">
      <style:text-properties officeooo:rsid="001f25fb"/>
    </style:style>
    <style:style style:name="T12" style:family="text">
      <style:text-properties officeooo:rsid="00229b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tudy</text:h>
      <text:p text:style-name="P1">Image recognition</text:p>
      <text:p text:style-name="P1"><text:a xlink:type="simple" xlink:href="https://www.upwork.com/hiring/data/comparing-image-recognition-apis/" text:style-name="Internet_20_link" text:visited-style-name="Visited_20_Internet_20_Link">https://www.upwork.com/hiring/data/comparing-image-recognition-apis/</text:a></text:p>
      <text:p text:style-name="P6">Also: vuforia, moodstock<text:span text:style-name="T4">s</text:span> </text:p>
      <text:list xml:id="list3024712128" text:style-name="L1">
        <text:list-item>
          <text:p text:style-name="P3">offline API would be great, not required for prototype though!</text:p>
        </text:list-item>
        <text:list-item>
          <text:p text:style-name="P3">Should run on raspi 3 (rest?)</text:p>
        </text:list-item>
      </text:list>
      <text:p text:style-name="P2"/>
      <text:p text:style-name="P4">Offline APIs:</text:p>
      <text:p text:style-name="P4"><text:span text:style-name="T1">1/ </text:span><text:a xlink:type="simple" xlink:href="https://catchoom.com/product/craftar/on-device-image-recognition-sdk/" text:style-name="Internet_20_link" text:visited-style-name="Visited_20_Internet_20_Link">https://catchoom.com/product/craftar/on-device-image-recognition-sdk/</text:a> <text:span text:style-name="T1">- paid</text:span></text:p>
      <text:p text:style-name="P5">2/ using openCV but then algorithms need to be implemented..</text:p>
      <text:p text:style-name="P7">3/ TensorFlow with pre-trained models? <text:a xlink:type="simple" xlink:href="https://medium.com/towards-data-science/building-a-real-time-object-recognition-app-with-tensorflow-and-opencv-b7a2b4ebdc32" text:style-name="Internet_20_link" text:visited-style-name="Visited_20_Internet_20_Link">https://medium.com/towards-data-science/building-a-real-time-object-recognition-app-with-tensorflow-and-opencv-b7a2b4ebdc32</text:a> </text:p>
      <text:p text:style-name="P7"><text:span text:style-name="T2">TensorFlow Object Detection API</text:span></text:p>
      <text:p text:style-name="P8">→ <text:a xlink:type="simple" xlink:href="https://techcrunch.com/2017/06/16/object-detection-api/" text:style-name="Internet_20_link" text:visited-style-name="Visited_20_Internet_20_Link">https://techcrunch.com/2017/06/16/object-detection-api/</text:a></text:p>
      <text:p text:style-name="Heading">Servo controlling</text:p>
      <text:p text:style-name="P11">Using Fitec fs5106r <text:a xlink:type="simple" xlink:href="http://www.feetechrc.com/product/analog-servo/6kg-cm-360-degree-continuous-rotation-servo-fs5106r/" text:style-name="Internet_20_link" text:visited-style-name="Visited_20_Internet_20_Link">http://www.feetechrc.com/product/analog-servo/6kg-cm-360-degree-continuous-rotation-servo-fs5106r/</text:a></text:p>
      <text:p text:style-name="P11">Analog motor, meaning PWM needed on control pin</text:p>
      <text:p text:style-name="P11"><text:a xlink:type="simple" xlink:href="https://learn.sparkfun.com/tutorials/hobby-servo-tutorial" text:style-name="Internet_20_link" text:visited-style-name="Visited_20_Internet_20_Link">https://learn.sparkfun.com/tutorials/hobby-servo-tutorial</text:a></text:p>
      <text:p text:style-name="P11"/>
      <text:p text:style-name="P12"><text:a xlink:type="simple" xlink:href="https://shop.pimoroni.com/products/automation-hat" text:style-name="Internet_20_link" text:visited-style-name="Visited_20_Internet_20_Link">https://shop.pimoroni.com/products/automation-hat</text:a></text:p>
      <text:p text:style-name="P19">No schematics! But some useful info at <text:a xlink:type="simple" xlink:href="https://github.com/pimoroni/automation-hat/blob/master/documentation/REFERENCE.md" text:style-name="Internet_20_link" text:visited-style-name="Visited_20_Internet_20_Link">https://github.com/pimoroni/automation-hat/blob/master/documentation/REFERENCE.md</text:a></text:p>
      <text:p text:style-name="P19"/>
      <text:p text:style-name="P24">PIR sensor <text:a xlink:type="simple" xlink:href="https://www.parallax.com/sites/default/files/downloads/555-28027-PIR-Sensor-Prodcut-Doc-v2.2.pdf" text:style-name="Internet_20_link" text:visited-style-name="Visited_20_Internet_20_Link">https://www.parallax.com/sites/default/files/downloads/555-28027-PIR-Sensor-Prodcut-Doc-v2.2.pdf</text:a> </text:p>
      <text:h text:style-name="Heading_20_2" text:outline-level="2">Todo</text:h>
      <text:p text:style-name="P22">python script</text:p>
      <text:p text:style-name="P27">* take trash picture</text:p>
      <text:p text:style-name="P27">* get labels from google vision API</text:p>
      <text:p text:style-name="P22">* (possibly use tensorflow)</text:p>
      <text:p text:style-name="P22">* <text:span text:style-name="T6">read inputs</text:span></text:p>
      <text:p text:style-name="P27">* control servo motor</text:p>
      <text:p text:style-name="P22">* take picture of QR code</text:p>
      <text:p text:style-name="P22">* <text:span text:style-name="T11">decode QR info</text:span></text:p>
      <text:p text:style-name="P22">* secure communication for incentive</text:p>
      <text:p text:style-name="P22">* <text:span text:style-name="T12">on motion, play the mp3</text:span></text:p>
      <text:p text:style-name="P22"/>
      <text:p text:style-name="P27">figure out motor</text:p>
      <text:p text:style-name="P22">figure out motion detector</text:p>
      <text:p text:style-name="P26">figure out printer</text:p>
      <text:p text:style-name="P23">play mp3 <text:span text:style-name="T6">→ </text:span><text:span text:style-name="T7">get speakers</text:span></text:p>
      <text:p text:style-name="P22">play slides/video</text:p>
      <text:p text:style-name="P29">connect ledstrip</text:p>
      <text:p text:style-name="P22"><text:soft-page-break/><text:span text:style-name="T7">get microswitches</text:span></text:p>
      <text:p text:style-name="P25"><text:span text:style-name="T7">get a 2</text:span><text:span text:style-name="T8">nd</text:span><text:span text:style-name="T7"> webcam</text:span></text:p>
      <text:p text:style-name="P28"><text:span text:style-name="T7">more inputs for pi?? </text:span><text:span text:style-name="T9">(2 hatch microswitces, 1 door microswitch, 1 motion sensor)</text:span></text:p>
      <text:p text:style-name="P24"><text:span text:style-name="T7">put software on git</text:span></text:p>
      <text:h text:style-name="Heading_20_3" text:outline-level="3">Development</text:h>
      <text:p text:style-name="P9">Tensorflow on Raspi3 <text:a xlink:type="simple" xlink:href="https://github.com/samjabrahams/tensorflow-on-raspberry-pi" text:style-name="Internet_20_link" text:visited-style-name="Visited_20_Internet_20_Link">https://github.com/samjabrahams/tensorflow-on-raspberry-pi</text:a></text:p>
      <text:p text:style-name="P9"/>
      <text:p text:style-name="P9">First trying out google cloud vision API using python libraries…</text:p>
      <text:p text:style-name="P9"><text:a xlink:type="simple" xlink:href="https://cloud.google.com/vision/docs/reference/libraries#client-libraries-install-python" text:style-name="Internet_20_link" text:visited-style-name="Visited_20_Internet_20_Link">https://cloud.google.com/vision/docs/reference/libraries#client-libraries-install-python</text:a></text:p>
      <text:p text:style-name="P9"/>
      <text:p text:style-name="P10">$ sudo zypper in <text:s/><text:span text:style-name="T3">python3-devel</text:span></text:p>
      <text:p text:style-name="P9">$ sudo pip3 install --upgrade<text:span text:style-name="T3"> </text:span>google-cloud-vision</text:p>
      <text:p text:style-name="P13">$ export GOOGLE_APPLICATION_CREDENTIALS=service_account_google-cloud.json</text:p>
      <text:p text:style-name="P13">$ ./googlevision.py</text:p>
      <text:p text:style-name="P13"/>
      <text:p text:style-name="P14">Python API for Vision: <text:a xlink:type="simple" xlink:href="https://googlecloudplatform.github.io/google-cloud-python/latest/vision/index.html" text:style-name="Internet_20_link" text:visited-style-name="Visited_20_Internet_20_Link">https://googlecloudplatform.github.io/google-cloud-python/latest/vision/index.html</text:a></text:p>
      <text:p text:style-name="P14"/>
      <text:p text:style-name="P15">from python:</text:p>
      <text:p text:style-name="P15">&gt; <text:span text:style-name="T5">import imp</text:span></text:p>
      <text:p text:style-name="P16">&gt; imp.reload(googlevision)</text:p>
      <text:p text:style-name="P16">&lt;module 'googlevision' from '/home/pieter/Development/hackathon/googlevision.py'&gt;</text:p>
      <text:p text:style-name="P16"/>
      <text:p text:style-name="Heading">Tensorflow</text:p>
      <text:p text:style-name="P17">$ sudo pip3 install tensorflow</text:p>
      <text:p text:style-name="P17"/>
      <text:p text:style-name="Heading">Raspbian</text:p>
      <text:p text:style-name="P18">ssh <text:a xlink:type="simple" xlink:href="mailto:pi@VISITOR-23384330.cern.ch" text:style-name="Internet_20_link" text:visited-style-name="Visited_20_Internet_20_Link">pi@VISITOR-23384330.cern.ch</text:a><text:tab/><text:tab/>– passwd pier49waste</text:p>
      <text:p text:style-name="P18"/>
      <text:p text:style-name="Heading">Servo control</text:p>
      <text:p text:style-name="P20">Python-based PWM doesn’t seem to be precise enough to have reliable (anti-)clockwise rotation each time, trying out <text:a xlink:type="simple" xlink:href="http://wiringpi.com/" text:style-name="Internet_20_link" text:visited-style-name="Visited_20_Internet_20_Link">http://wiringpi.com/</text:a></text:p>
      <text:p text:style-name="P21">Already installed</text:p>
      <text:p text:style-name="P21">$ gpio -v</text:p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1:32:18.014659956</meta:creation-date>
    <dc:date>2017-10-07T17:53:56.786613982</dc:date>
    <meta:editing-duration>P1DT4H6M25S</meta:editing-duration>
    <meta:editing-cycles>26</meta:editing-cycles>
    <meta:generator>LibreOffice/5.3.5.2$Linux_X86_64 LibreOffice_project/30m0$Build-2</meta:generator>
    <meta:document-statistic meta:table-count="0" meta:image-count="0" meta:object-count="0" meta:page-count="2" meta:paragraph-count="61" meta:word-count="253" meta:character-count="2537" meta:non-whitespace-character-count="2342"/>
  </office:meta>
</office:document-meta>
</file>